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IP" style:family="table">
      <style:table-properties style:width="17cm" table:align="margins"/>
    </style:style>
    <style:style style:name="IP.A" style:family="table-column">
      <style:table-column-properties style:column-width="5.667cm" style:rel-column-width="21845*"/>
    </style:style>
    <style:style style:name="IP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P.C1" style:family="table-cell">
      <style:table-cell-properties fo:padding="0.097cm" fo:border="0.002cm solid #000000"/>
    </style:style>
    <style:style style:name="IP.A2" style:family="table-cell">
      <style:table-cell-properties fo:padding="0.097cm" fo:border-left="0.002cm solid #000000" fo:border-right="none" fo:border-top="none" fo:border-bottom="0.002cm solid #000000"/>
    </style:style>
    <style:style style:name="IP.C2" style:family="table-cell">
      <style:table-cell-properties fo:padding="0.097cm" fo:border-left="0.002cm solid #000000" fo:border-right="0.002cm solid #000000" fo:border-top="none" fo:border-bottom="0.002cm solid #000000"/>
    </style:style>
    <style:style style:name="IP.B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IP2" style:family="table">
      <style:table-properties style:width="17cm" table:align="margins"/>
    </style:style>
    <style:style style:name="IP2.A" style:family="table-column">
      <style:table-column-properties style:column-width="5.667cm" style:rel-column-width="21845*"/>
    </style:style>
    <style:style style:name="IP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P2.C1" style:family="table-cell">
      <style:table-cell-properties fo:padding="0.097cm" fo:border="0.002cm solid #000000"/>
    </style:style>
    <style:style style:name="IP2.A2" style:family="table-cell">
      <style:table-cell-properties fo:padding="0.097cm" fo:border-left="0.002cm solid #000000" fo:border-right="none" fo:border-top="none" fo:border-bottom="0.002cm solid #000000"/>
    </style:style>
    <style:style style:name="IP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IP2.B4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IP2.B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IP3" style:family="table">
      <style:table-properties style:width="17cm" table:align="margins"/>
    </style:style>
    <style:style style:name="IP3.A" style:family="table-column">
      <style:table-column-properties style:column-width="5.667cm" style:rel-column-width="21845*"/>
    </style:style>
    <style:style style:name="IP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P3.C1" style:family="table-cell">
      <style:table-cell-properties fo:padding="0.097cm" fo:border="0.002cm solid #000000"/>
    </style:style>
    <style:style style:name="IP3.A2" style:family="table-cell">
      <style:table-cell-properties fo:padding="0.097cm" fo:border-left="0.002cm solid #000000" fo:border-right="none" fo:border-top="none" fo:border-bottom="0.002cm solid #000000"/>
    </style:style>
    <style:style style:name="IP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IP3.B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B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B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5.667cm" style:rel-column-width="2184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.B4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le3.B6" style:family="table-cell" style:data-style-name="N0">
      <style:table-cell-properties fo:padding="0.097cm" fo:border-left="0.002cm solid #000000" fo:border-right="none" fo:border-top="none" fo:border-bottom="0.002cm solid #000000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IP" table:style-name="IP">
        <table:table-column table:style-name="IP.A" table:number-columns-repeated="3"/>
        <table:table-row>
          <table:table-cell table:style-name="IP.A1" office:value-type="string">
            <text:p text:style-name="Standard">Problem 1:</text:p>
          </table:table-cell>
          <table:table-cell table:style-name="IP.A1" office:value-type="string">
            <text:p text:style-name="Table_20_Contents"/>
          </table:table-cell>
          <table:table-cell table:style-name="IP.C1" office:value-type="string">
            <text:p text:style-name="Table_20_Contents"/>
          </table:table-cell>
        </table:table-row>
        <table:table-row>
          <table:table-cell table:style-name="IP.A2" office:value-type="string">
            <text:p text:style-name="Table_20_Contents"/>
          </table:table-cell>
          <table:table-cell table:style-name="IP.A2" office:value-type="string">
            <text:p text:style-name="Table_20_Contents"/>
          </table:table-cell>
          <table:table-cell table:style-name="IP.C2" office:value-type="string">
            <text:p text:style-name="Table_20_Contents"/>
          </table:table-cell>
        </table:table-row>
        <table:table-row>
          <table:table-cell table:style-name="IP.A2" office:value-type="string">
            <text:p text:style-name="Standard">Host IP Address</text:p>
          </table:table-cell>
          <table:table-cell table:style-name="IP.A2" office:value-type="string">
            <text:p text:style-name="Standard">172.30.1.30 </text:p>
          </table:table-cell>
          <table:table-cell table:style-name="IP.C2" office:value-type="string">
            <text:p text:style-name="Standard">B-Klasse</text:p>
          </table:table-cell>
        </table:table-row>
        <table:table-row>
          <table:table-cell table:style-name="IP.A2" office:value-type="string">
            <text:p text:style-name="Standard">Subnet Mask</text:p>
          </table:table-cell>
          <table:table-cell table:style-name="IP.A2" office:value-type="string">
            <text:p text:style-name="Standard">255.255.255.0</text:p>
          </table:table-cell>
          <table:table-cell table:style-name="IP.C2" office:value-type="string">
            <text:p text:style-name="Table_20_Contents"/>
          </table:table-cell>
        </table:table-row>
        <table:table-row>
          <table:table-cell table:style-name="IP.A2" office:value-type="string">
            <text:p text:style-name="Standard">Network Mask</text:p>
          </table:table-cell>
          <table:table-cell table:style-name="IP.A2" office:value-type="string">
            <text:p text:style-name="Standard">255.255.0.0</text:p>
          </table:table-cell>
          <table:table-cell table:style-name="IP.C2" office:value-type="string">
            <text:p text:style-name="Standard">B-Klasse</text:p>
          </table:table-cell>
        </table:table-row>
        <table:table-row>
          <table:table-cell table:style-name="IP.A2" office:value-type="string">
            <text:p text:style-name="Standard">Number of Subnet Bits</text:p>
          </table:table-cell>
          <table:table-cell table:style-name="IP.B6" office:value-type="float" office:value="8">
            <text:p text:style-name="Table_20_Contents">8</text:p>
          </table:table-cell>
          <table:table-cell table:style-name="IP.C2" office:value-type="string">
            <text:p text:style-name="Table_20_Contents"/>
          </table:table-cell>
        </table:table-row>
        <table:table-row>
          <table:table-cell table:style-name="IP.A2" office:value-type="string">
            <text:p text:style-name="Standard">Number of Subnets</text:p>
          </table:table-cell>
          <table:table-cell table:style-name="IP.A2" office:value-type="string">
            <text:p text:style-name="Standard">2^8 = 256</text:p>
          </table:table-cell>
          <table:table-cell table:style-name="IP.C2" office:value-type="string">
            <text:p text:style-name="Table_20_Contents"/>
          </table:table-cell>
        </table:table-row>
        <table:table-row>
          <table:table-cell table:style-name="IP.A2" office:value-type="string">
            <text:p text:style-name="Standard">Number of Hostbits per Subnet</text:p>
          </table:table-cell>
          <table:table-cell table:style-name="IP.B6" office:value-type="float" office:value="8">
            <text:p text:style-name="Table_20_Contents">8</text:p>
          </table:table-cell>
          <table:table-cell table:style-name="IP.C2" office:value-type="string">
            <text:p text:style-name="Table_20_Contents"/>
          </table:table-cell>
        </table:table-row>
        <table:table-row>
          <table:table-cell table:style-name="IP.A2" office:value-type="string">
            <text:p text:style-name="Standard">Number of Usable Hosts per Subnet</text:p>
          </table:table-cell>
          <table:table-cell table:style-name="IP.A2" office:value-type="string">
            <text:p text:style-name="Standard">2^8 - 2 = 254</text:p>
          </table:table-cell>
          <table:table-cell table:style-name="IP.C2" office:value-type="string">
            <text:p text:style-name="Table_20_Contents"/>
          </table:table-cell>
        </table:table-row>
        <table:table-row>
          <table:table-cell table:style-name="IP.A2" office:value-type="string">
            <text:p text:style-name="Standard">Subnet Address for this IP Address </text:p>
          </table:table-cell>
          <table:table-cell table:style-name="IP.A2" office:value-type="string">
            <text:p text:style-name="Standard">172.30.1.0</text:p>
          </table:table-cell>
          <table:table-cell table:style-name="IP.C2" office:value-type="string">
            <text:p text:style-name="Table_20_Contents"/>
          </table:table-cell>
        </table:table-row>
        <table:table-row>
          <table:table-cell table:style-name="IP.A2" office:value-type="string">
            <text:p text:style-name="Standard">IP Address of First Host Subnet</text:p>
          </table:table-cell>
          <table:table-cell table:style-name="IP.A2" office:value-type="string">
            <text:p text:style-name="Standard">172.30.1.1</text:p>
          </table:table-cell>
          <table:table-cell table:style-name="IP.C2" office:value-type="string">
            <text:p text:style-name="Table_20_Contents"/>
          </table:table-cell>
        </table:table-row>
        <table:table-row>
          <table:table-cell table:style-name="IP.A2" office:value-type="string">
            <text:p text:style-name="Standard">IP Address of Last Host Subnet</text:p>
          </table:table-cell>
          <table:table-cell table:style-name="IP.A2" office:value-type="string">
            <text:p text:style-name="Standard">172.30.1.254</text:p>
          </table:table-cell>
          <table:table-cell table:style-name="IP.C2" office:value-type="string">
            <text:p text:style-name="Table_20_Contents"/>
          </table:table-cell>
        </table:table-row>
        <table:table-row>
          <table:table-cell table:style-name="IP.A2" office:value-type="string">
            <text:p text:style-name="Standard">Broadcast Address of this Subnet</text:p>
          </table:table-cell>
          <table:table-cell table:style-name="IP.A2" office:value-type="string">
            <text:p text:style-name="Standard">172.30.1.255</text:p>
          </table:table-cell>
          <table:table-cell table:style-name="IP.C2" office:value-type="string">
            <text:p text:style-name="Table_20_Contents"/>
          </table:table-cell>
        </table:table-row>
      </table:table>
      <text:p text:style-name="Standard"><text:tab/></text:p>
      <text:p text:style-name="Standard"><text:s/></text:p>
      <table:table table:name="IP2" table:style-name="IP2">
        <table:table-column table:style-name="IP2.A" table:number-columns-repeated="3"/>
        <table:table-row>
          <table:table-cell table:style-name="IP2.A1" office:value-type="string">
            <text:p text:style-name="Standard">Problem 2</text:p>
          </table:table-cell>
          <table:table-cell table:style-name="IP2.A1" office:value-type="string">
            <text:p text:style-name="Table_20_Contents"/>
          </table:table-cell>
          <table:table-cell table:style-name="IP2.C1" office:value-type="string">
            <text:p text:style-name="Table_20_Contents"/>
          </table:table-cell>
        </table:table-row>
        <table:table-row>
          <table:table-cell table:style-name="IP2.A2" office:value-type="string">
            <text:p text:style-name="Table_20_Contents"/>
          </table:table-cell>
          <table:table-cell table:style-name="IP2.A2" office:value-type="string">
            <text:p text:style-name="Table_20_Contents"/>
          </table:table-cell>
          <table:table-cell table:style-name="IP2.C2" office:value-type="string">
            <text:p text:style-name="Table_20_Contents"/>
          </table:table-cell>
        </table:table-row>
        <table:table-row>
          <table:table-cell table:style-name="IP2.A2" office:value-type="string">
            <text:p text:style-name="Standard">Host IP Address</text:p>
          </table:table-cell>
          <table:table-cell table:style-name="IP2.A2" office:value-type="string">
            <text:p text:style-name="Standard">172.30.1.33</text:p>
          </table:table-cell>
          <table:table-cell table:style-name="IP2.C2" office:value-type="string">
            <text:p text:style-name="Standard">B-Klasse</text:p>
          </table:table-cell>
        </table:table-row>
        <table:table-row>
          <table:table-cell table:style-name="IP2.A2" office:value-type="string">
            <text:p text:style-name="Standard">Subnet Mask</text:p>
          </table:table-cell>
          <table:table-cell table:style-name="IP2.B4" office:value-type="float" office:value="255255255252">
            <text:p text:style-name="Standard">255.255.255.252</text:p>
          </table:table-cell>
          <table:table-cell table:style-name="IP2.C2" office:value-type="string">
            <text:p text:style-name="Table_20_Contents"/>
          </table:table-cell>
        </table:table-row>
        <table:table-row>
          <table:table-cell table:style-name="IP2.A2" office:value-type="string">
            <text:p text:style-name="Standard">Network Mask</text:p>
          </table:table-cell>
          <table:table-cell table:style-name="IP2.A2" office:value-type="string">
            <text:p text:style-name="Standard">255.255.0.0</text:p>
          </table:table-cell>
          <table:table-cell table:style-name="IP2.C2" office:value-type="string">
            <text:p text:style-name="Standard">B-Klasse</text:p>
          </table:table-cell>
        </table:table-row>
        <table:table-row>
          <table:table-cell table:style-name="IP2.A2" office:value-type="string">
            <text:p text:style-name="Standard">Number of Subnet Bits</text:p>
          </table:table-cell>
          <table:table-cell table:style-name="IP2.B6" office:value-type="float" office:value="14">
            <text:p text:style-name="Standard">14</text:p>
          </table:table-cell>
          <table:table-cell table:style-name="IP2.C2" office:value-type="string">
            <text:p text:style-name="Table_20_Contents"/>
          </table:table-cell>
        </table:table-row>
        <table:table-row>
          <table:table-cell table:style-name="IP2.A2" office:value-type="string">
            <text:p text:style-name="Standard">Number of Subnets</text:p>
          </table:table-cell>
          <table:table-cell table:style-name="IP2.A2" office:value-type="string">
            <text:p text:style-name="Standard">2^14 = 16384</text:p>
          </table:table-cell>
          <table:table-cell table:style-name="IP2.C2" office:value-type="string">
            <text:p text:style-name="Table_20_Contents"/>
          </table:table-cell>
        </table:table-row>
        <table:table-row>
          <table:table-cell table:style-name="IP2.A2" office:value-type="string">
            <text:p text:style-name="Standard">Number of Hostbits per Subnet</text:p>
          </table:table-cell>
          <table:table-cell table:style-name="IP2.B6" office:value-type="float" office:value="2">
            <text:p text:style-name="Table_20_Contents">2</text:p>
          </table:table-cell>
          <table:table-cell table:style-name="IP2.C2" office:value-type="string">
            <text:p text:style-name="Table_20_Contents"/>
          </table:table-cell>
        </table:table-row>
        <table:table-row>
          <table:table-cell table:style-name="IP2.A2" office:value-type="string">
            <text:p text:style-name="Standard">Number of Usable Hosts per Subnet</text:p>
          </table:table-cell>
          <table:table-cell table:style-name="IP2.A2" office:value-type="string">
            <text:p text:style-name="Standard">2 (2^2-2)</text:p>
          </table:table-cell>
          <table:table-cell table:style-name="IP2.C2" office:value-type="string">
            <text:p text:style-name="Table_20_Contents"/>
          </table:table-cell>
        </table:table-row>
        <table:table-row>
          <table:table-cell table:style-name="IP2.A2" office:value-type="string">
            <text:p text:style-name="Standard">Subnet Address for this IP Address</text:p>
          </table:table-cell>
          <table:table-cell table:style-name="IP2.A2" office:value-type="string">
            <text:p text:style-name="Standard">172.30.1.32</text:p>
          </table:table-cell>
          <table:table-cell table:style-name="IP2.C2" office:value-type="string">
            <text:p text:style-name="Table_20_Contents"/>
          </table:table-cell>
        </table:table-row>
        <table:table-row>
          <table:table-cell table:style-name="IP2.A2" office:value-type="string">
            <text:p text:style-name="Standard">IP Address of First Host Subnet</text:p>
          </table:table-cell>
          <table:table-cell table:style-name="IP2.A2" office:value-type="string">
            <text:p text:style-name="Standard">172.30.1.33</text:p>
          </table:table-cell>
          <table:table-cell table:style-name="IP2.C2" office:value-type="string">
            <text:p text:style-name="Table_20_Contents"/>
          </table:table-cell>
        </table:table-row>
        <table:table-row>
          <table:table-cell table:style-name="IP2.A2" office:value-type="string">
            <text:p text:style-name="Standard">IP Address of Last Host Subnet</text:p>
          </table:table-cell>
          <table:table-cell table:style-name="IP2.A2" office:value-type="string">
            <text:p text:style-name="Standard">172.30.1.34</text:p>
          </table:table-cell>
          <table:table-cell table:style-name="IP2.C2" office:value-type="string">
            <text:p text:style-name="Table_20_Contents"/>
          </table:table-cell>
        </table:table-row>
        <table:table-row>
          <table:table-cell table:style-name="IP2.A2" office:value-type="string">
            <text:p text:style-name="Standard">Broadcast Address of this Subnet</text:p>
          </table:table-cell>
          <table:table-cell table:style-name="IP2.A2" office:value-type="string">
            <text:p text:style-name="Standard">172.30.1.35</text:p>
          </table:table-cell>
          <table:table-cell table:style-name="IP2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IP3" table:style-name="IP3">
        <table:table-column table:style-name="IP3.A" table:number-columns-repeated="3"/>
        <table:table-row>
          <table:table-cell table:style-name="IP3.A1" office:value-type="string">
            <text:p text:style-name="Standard">Problem 3</text:p>
          </table:table-cell>
          <table:table-cell table:style-name="IP3.A1" office:value-type="string">
            <text:p text:style-name="Table_20_Contents"/>
          </table:table-cell>
          <table:table-cell table:style-name="IP3.C1" office:value-type="string">
            <text:p text:style-name="Table_20_Contents"/>
          </table:table-cell>
        </table:table-row>
        <table:table-row>
          <table:table-cell table:style-name="IP3.A2" office:value-type="string">
            <text:p text:style-name="Table_20_Contents"/>
          </table:table-cell>
          <table:table-cell table:style-name="IP3.A2" office:value-type="string">
            <text:p text:style-name="Table_20_Contents"/>
          </table:table-cell>
          <table:table-cell table:style-name="IP3.C2" office:value-type="string">
            <text:p text:style-name="Table_20_Contents"/>
          </table:table-cell>
        </table:table-row>
        <table:table-row>
          <table:table-cell table:style-name="IP3.A2" office:value-type="string">
            <text:p text:style-name="Standard">Host IP Address</text:p>
          </table:table-cell>
          <table:table-cell table:style-name="IP3.A2" office:value-type="string">
            <text:p text:style-name="Standard">192.192.10.234</text:p>
          </table:table-cell>
          <table:table-cell table:style-name="IP3.C2" office:value-type="string">
            <text:p text:style-name="Standard">C-Klasse</text:p>
          </table:table-cell>
        </table:table-row>
        <table:table-row>
          <table:table-cell table:style-name="IP3.A2" office:value-type="string">
            <text:p text:style-name="Standard">Subnet Mask</text:p>
          </table:table-cell>
          <table:table-cell table:style-name="IP3.A2" office:value-type="string">
            <text:p text:style-name="Standard">255.255.255.0 </text:p>
          </table:table-cell>
          <table:table-cell table:style-name="IP3.C2" office:value-type="string">
            <text:p text:style-name="Standard">Ist das Gleiche wie Network</text:p>
          </table:table-cell>
        </table:table-row>
        <text:soft-page-break/>
        <table:table-row>
          <table:table-cell table:style-name="IP3.A2" office:value-type="string">
            <text:p text:style-name="Standard">Network Mask</text:p>
          </table:table-cell>
          <table:table-cell table:style-name="IP3.A2" office:value-type="string">
            <text:p text:style-name="Standard">255.255.255.0</text:p>
          </table:table-cell>
          <table:table-cell table:style-name="IP3.C2" office:value-type="string">
            <text:p text:style-name="Standard">C-Klasse</text:p>
          </table:table-cell>
        </table:table-row>
        <table:table-row>
          <table:table-cell table:style-name="IP3.A2" office:value-type="string">
            <text:p text:style-name="Standard">Number of Subnet Bits</text:p>
          </table:table-cell>
          <table:table-cell table:style-name="IP3.B6" office:value-type="float" office:value="0">
            <text:p text:style-name="Table_20_Contents">0</text:p>
          </table:table-cell>
          <table:table-cell table:style-name="IP3.C2" office:value-type="string">
            <text:p text:style-name="Standard">Da es das Gleiche wie Network ist oder?</text:p>
          </table:table-cell>
        </table:table-row>
        <table:table-row>
          <table:table-cell table:style-name="IP3.A2" office:value-type="string">
            <text:p text:style-name="Standard">Number of Subnets</text:p>
          </table:table-cell>
          <table:table-cell table:style-name="IP3.B6" office:value-type="float" office:value="0">
            <text:p text:style-name="Table_20_Contents">0</text:p>
          </table:table-cell>
          <table:table-cell table:style-name="IP3.C2" office:value-type="string">
            <text:p text:style-name="Table_20_Contents"/>
          </table:table-cell>
        </table:table-row>
        <table:table-row>
          <table:table-cell table:style-name="IP3.A2" office:value-type="string">
            <text:p text:style-name="Standard">Number of Hostbits per Subnet</text:p>
          </table:table-cell>
          <table:table-cell table:style-name="IP3.B6" office:value-type="float" office:value="8">
            <text:p text:style-name="Table_20_Contents">8</text:p>
          </table:table-cell>
          <table:table-cell table:style-name="IP3.C2" office:value-type="string">
            <text:p text:style-name="Table_20_Contents"/>
          </table:table-cell>
        </table:table-row>
        <table:table-row>
          <table:table-cell table:style-name="IP3.A2" office:value-type="string">
            <text:p text:style-name="Standard">Number of Usable Hosts per Subnet</text:p>
          </table:table-cell>
          <table:table-cell table:style-name="IP3.A2" office:value-type="string">
            <text:p text:style-name="Standard">2^8 - 2 = 254</text:p>
          </table:table-cell>
          <table:table-cell table:style-name="IP3.C2" office:value-type="string">
            <text:p text:style-name="Table_20_Contents"/>
          </table:table-cell>
        </table:table-row>
        <table:table-row>
          <table:table-cell table:style-name="IP3.A2" office:value-type="string">
            <text:p text:style-name="Standard">Subnet Address for this IP Address</text:p>
          </table:table-cell>
          <table:table-cell table:style-name="IP3.A2" office:value-type="string">
            <text:p text:style-name="Standard">192.192.10.0</text:p>
          </table:table-cell>
          <table:table-cell table:style-name="IP3.C2" office:value-type="string">
            <text:p text:style-name="Table_20_Contents"/>
          </table:table-cell>
        </table:table-row>
        <table:table-row>
          <table:table-cell table:style-name="IP3.A2" office:value-type="string">
            <text:p text:style-name="Standard">IP Address of First Host Subnet </text:p>
          </table:table-cell>
          <table:table-cell table:style-name="IP3.A2" office:value-type="string">
            <text:p text:style-name="Standard">192.192.10.1</text:p>
          </table:table-cell>
          <table:table-cell table:style-name="IP3.C2" office:value-type="string">
            <text:p text:style-name="Table_20_Contents"/>
          </table:table-cell>
        </table:table-row>
        <table:table-row>
          <table:table-cell table:style-name="IP3.A2" office:value-type="string">
            <text:p text:style-name="Standard">IP Address of Last Host Subnet</text:p>
          </table:table-cell>
          <table:table-cell table:style-name="IP3.A2" office:value-type="string">
            <text:p text:style-name="Standard">192.192.10.254</text:p>
          </table:table-cell>
          <table:table-cell table:style-name="IP3.C2" office:value-type="string">
            <text:p text:style-name="Table_20_Contents"/>
          </table:table-cell>
        </table:table-row>
        <table:table-row>
          <table:table-cell table:style-name="IP3.A2" office:value-type="string">
            <text:p text:style-name="Standard">Broadcast Address of this Subnet</text:p>
          </table:table-cell>
          <table:table-cell table:style-name="IP3.A2" office:value-type="string">
            <text:p text:style-name="Standard">192.192.10.255</text:p>
          </table:table-cell>
          <table:table-cell table:style-name="IP3.C2" office:value-type="string">
            <text:p text:style-name="Table_20_Contents"/>
          </table:table-cell>
        </table:table-row>
      </table:table>
      <text:p text:style-name="Standard"><text:tab/><text:tab/></text:p>
      <text:p text:style-name="Standard"/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Standard">Problem 4</text:p>
          </table:table-cell>
          <table:table-cell table:style-name="Tabelle1.A1" office:value-type="string">
            <text:p text:style-name="Table_20_Contents"/>
          </table:table-cell>
          <table:table-cell table:style-name="Tabelle1.C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Standard">Host IP Address</text:p>
          </table:table-cell>
          <table:table-cell table:style-name="Tabelle1.A2" office:value-type="string">
            <text:p text:style-name="Standard">172.17.99.71</text:p>
          </table:table-cell>
          <table:table-cell table:style-name="Tabelle1.C2" office:value-type="string">
            <text:p text:style-name="Standard">B-Klasse</text:p>
          </table:table-cell>
        </table:table-row>
        <table:table-row>
          <table:table-cell table:style-name="Tabelle1.A2" office:value-type="string">
            <text:p text:style-name="Standard">Subnet Mask</text:p>
          </table:table-cell>
          <table:table-cell table:style-name="Tabelle1.A2" office:value-type="string">
            <text:p text:style-name="Standard">255.255.255.0 </text:p>
          </table:table-cell>
          <table:table-cell table:style-name="Tabelle1.C2" office:value-type="string">
            <text:p text:style-name="Standard">Ist das Gleiche wie Network</text:p>
          </table:table-cell>
        </table:table-row>
        <table:table-row>
          <table:table-cell table:style-name="Tabelle1.A2" office:value-type="string">
            <text:p text:style-name="Standard">Network Mask</text:p>
          </table:table-cell>
          <table:table-cell table:style-name="Tabelle1.A2" office:value-type="string">
            <text:p text:style-name="Standard">255.255.255.0</text:p>
          </table:table-cell>
          <table:table-cell table:style-name="Tabelle1.C2" office:value-type="string">
            <text:p text:style-name="Standard">B-Klasse</text:p>
          </table:table-cell>
        </table:table-row>
        <table:table-row>
          <table:table-cell table:style-name="Tabelle1.A2" office:value-type="string">
            <text:p text:style-name="Standard">Number of Subnet Bits</text:p>
          </table:table-cell>
          <table:table-cell table:style-name="Tabelle1.B6" office:value-type="float" office:value="0">
            <text:p text:style-name="Table_20_Contents">0</text:p>
          </table:table-cell>
          <table:table-cell table:style-name="Tabelle1.C2" office:value-type="string">
            <text:p text:style-name="Standard">Da es das Gleiche wie Network ist oder?</text:p>
          </table:table-cell>
        </table:table-row>
        <table:table-row>
          <table:table-cell table:style-name="Tabelle1.A2" office:value-type="string">
            <text:p text:style-name="Standard">Number of Subnets</text:p>
          </table:table-cell>
          <table:table-cell table:style-name="Tabelle1.B6" office:value-type="float" office:value="0">
            <text:p text:style-name="Table_20_Contents">0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Standard">Number of Hostbits per Subnet</text:p>
          </table:table-cell>
          <table:table-cell table:style-name="Tabelle1.B6" office:value-type="float" office:value="16">
            <text:p text:style-name="Table_20_Contents">16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Standard">Number of Usable Hosts per Subnet</text:p>
          </table:table-cell>
          <table:table-cell table:style-name="Tabelle1.A2" office:value-type="string">
            <text:p text:style-name="Standard">2^16-2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Standard">Subnet Address for this IP Address</text:p>
          </table:table-cell>
          <table:table-cell table:style-name="Tabelle1.A2" office:value-type="string">
            <text:p text:style-name="Standard">172.17.0.0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Standard">IP Address of First Host Subnet </text:p>
          </table:table-cell>
          <table:table-cell table:style-name="Tabelle1.A2" office:value-type="string">
            <text:p text:style-name="Standard">172.17.0.1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Standard">IP Address of Last Host Subnet</text:p>
          </table:table-cell>
          <table:table-cell table:style-name="Tabelle1.A2" office:value-type="string">
            <text:p text:style-name="Standard">172.17.255.254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Standard">Broadcast Address of this Subnet</text:p>
          </table:table-cell>
          <table:table-cell table:style-name="Tabelle1.A2" office:value-type="string">
            <text:p text:style-name="Standard">172.17.255.255</text:p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Standard">Problem 5</text:p>
          </table:table-cell>
          <table:table-cell table:style-name="Tabelle2.A1" office:value-type="string">
            <text:p text:style-name="Table_20_Contents"/>
          </table:table-cell>
          <table:table-cell table:style-name="Tabelle2.C1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C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Standard">Host IP Address</text:p>
          </table:table-cell>
          <table:table-cell table:style-name="Tabelle2.A2" office:value-type="string">
            <text:p text:style-name="Standard">192.168.3.219</text:p>
          </table:table-cell>
          <table:table-cell table:style-name="Tabelle2.C2" office:value-type="string">
            <text:p text:style-name="Standard">C-Klasse</text:p>
          </table:table-cell>
        </table:table-row>
        <table:table-row>
          <table:table-cell table:style-name="Tabelle2.A2" office:value-type="string">
            <text:p text:style-name="Standard">Subnet Mask</text:p>
          </table:table-cell>
          <table:table-cell table:style-name="Tabelle2.A2" office:value-type="string">
            <text:p text:style-name="Standard">255.255.255.0 </text:p>
          </table:table-cell>
          <table:table-cell table:style-name="Tabelle2.C2" office:value-type="string">
            <text:p text:style-name="Standard">Ist das Gleiche wie Network</text:p>
          </table:table-cell>
        </table:table-row>
        <table:table-row>
          <table:table-cell table:style-name="Tabelle2.A2" office:value-type="string">
            <text:p text:style-name="Standard">Network Mask</text:p>
          </table:table-cell>
          <table:table-cell table:style-name="Tabelle2.A2" office:value-type="string">
            <text:p text:style-name="Standard">255.255.255.0</text:p>
          </table:table-cell>
          <table:table-cell table:style-name="Tabelle2.C2" office:value-type="string">
            <text:p text:style-name="Standard">C-Klasse</text:p>
          </table:table-cell>
        </table:table-row>
        <table:table-row>
          <table:table-cell table:style-name="Tabelle2.A2" office:value-type="string">
            <text:p text:style-name="Standard">Number of Subnet Bits</text:p>
          </table:table-cell>
          <table:table-cell table:style-name="Tabelle2.B6" office:value-type="float" office:value="0">
            <text:p text:style-name="Table_20_Contents">0</text:p>
          </table:table-cell>
          <table:table-cell table:style-name="Tabelle2.C2" office:value-type="string">
            <text:p text:style-name="Standard">Da es das Gleiche wie Network ist oder?</text:p>
          </table:table-cell>
        </table:table-row>
        <text:soft-page-break/>
        <table:table-row>
          <table:table-cell table:style-name="Tabelle2.A2" office:value-type="string">
            <text:p text:style-name="Standard">Number of Subnets</text:p>
          </table:table-cell>
          <table:table-cell table:style-name="Tabelle2.B6" office:value-type="float" office:value="0">
            <text:p text:style-name="Table_20_Contents">0</text:p>
          </table:table-cell>
          <table:table-cell table:style-name="Tabelle2.C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Standard">Number of Hostbits per Subnet</text:p>
          </table:table-cell>
          <table:table-cell table:style-name="Tabelle2.B6" office:value-type="float" office:value="8">
            <text:p text:style-name="Table_20_Contents">8</text:p>
          </table:table-cell>
          <table:table-cell table:style-name="Tabelle2.C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Standard">Number of Usable Hosts per Subnet</text:p>
          </table:table-cell>
          <table:table-cell table:style-name="Tabelle2.A2" office:value-type="string">
            <text:p text:style-name="Standard">2^8-2 = 254</text:p>
          </table:table-cell>
          <table:table-cell table:style-name="Tabelle2.C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Standard">Subnet Address for this IP Address</text:p>
          </table:table-cell>
          <table:table-cell table:style-name="Tabelle2.A2" office:value-type="string">
            <text:p text:style-name="Standard">192.168.3.0</text:p>
          </table:table-cell>
          <table:table-cell table:style-name="Tabelle2.C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Standard">IP Address of First Host Subnet </text:p>
          </table:table-cell>
          <table:table-cell table:style-name="Tabelle2.A2" office:value-type="string">
            <text:p text:style-name="Standard">192.168.3.1</text:p>
          </table:table-cell>
          <table:table-cell table:style-name="Tabelle2.C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Standard">IP Address of Last Host Subnet</text:p>
          </table:table-cell>
          <table:table-cell table:style-name="Tabelle2.A2" office:value-type="string">
            <text:p text:style-name="Standard">192.168.3.254</text:p>
          </table:table-cell>
          <table:table-cell table:style-name="Tabelle2.C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Standard">Broadcast Address of this Subnet</text:p>
          </table:table-cell>
          <table:table-cell table:style-name="Tabelle2.A2" office:value-type="string">
            <text:p text:style-name="Standard">192.168.3.255</text:p>
          </table:table-cell>
          <table:table-cell table:style-name="Tabelle2.C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le3" table:style-name="Tabelle3">
        <table:table-column table:style-name="Tabelle3.A" table:number-columns-repeated="3"/>
        <table:table-row>
          <table:table-cell table:style-name="Tabelle3.A1" office:value-type="string">
            <text:p text:style-name="Standard">Problem 6</text:p>
          </table:table-cell>
          <table:table-cell table:style-name="Tabelle3.A1" office:value-type="string">
            <text:p text:style-name="Table_20_Contents"/>
          </table:table-cell>
          <table:table-cell table:style-name="Tabelle3.C1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C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Standard">Host IP Address</text:p>
          </table:table-cell>
          <table:table-cell table:style-name="Tabelle3.A2" office:value-type="string">
            <text:p text:style-name="Standard">192.168.3.219</text:p>
          </table:table-cell>
          <table:table-cell table:style-name="Tabelle3.C2" office:value-type="string">
            <text:p text:style-name="Standard">C-Klasse</text:p>
          </table:table-cell>
        </table:table-row>
        <table:table-row>
          <table:table-cell table:style-name="Tabelle3.A2" office:value-type="string">
            <text:p text:style-name="Standard">Subnet Mask</text:p>
          </table:table-cell>
          <table:table-cell table:style-name="Tabelle3.B4" office:value-type="float" office:value="255255255252">
            <text:p text:style-name="Standard">255.255.255.252</text:p>
          </table:table-cell>
          <table:table-cell table:style-name="Tabelle3.C2" office:value-type="string">
            <text:p text:style-name="Standard"/>
          </table:table-cell>
        </table:table-row>
        <table:table-row>
          <table:table-cell table:style-name="Tabelle3.A2" office:value-type="string">
            <text:p text:style-name="Standard">Network Mask</text:p>
          </table:table-cell>
          <table:table-cell table:style-name="Tabelle3.A2" office:value-type="string">
            <text:p text:style-name="Standard">255.255.255.0</text:p>
          </table:table-cell>
          <table:table-cell table:style-name="Tabelle3.C2" office:value-type="string">
            <text:p text:style-name="Standard">C-Klasse</text:p>
          </table:table-cell>
        </table:table-row>
        <table:table-row>
          <table:table-cell table:style-name="Tabelle3.A2" office:value-type="string">
            <text:p text:style-name="Standard">Number of Subnet Bits</text:p>
          </table:table-cell>
          <table:table-cell table:style-name="Tabelle3.B6" office:value-type="float" office:value="14">
            <text:p text:style-name="Table_20_Contents">14</text:p>
          </table:table-cell>
          <table:table-cell table:style-name="Tabelle3.C2" office:value-type="string">
            <text:p text:style-name="Standard"/>
          </table:table-cell>
        </table:table-row>
        <table:table-row>
          <table:table-cell table:style-name="Tabelle3.A2" office:value-type="string">
            <text:p text:style-name="Standard">Number of Subnets</text:p>
          </table:table-cell>
          <table:table-cell table:style-name="Tabelle3.A2" office:value-type="string">
            <text:p text:style-name="Table_20_Contents">2^14</text:p>
          </table:table-cell>
          <table:table-cell table:style-name="Tabelle3.C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Standard">Number of Hostbits per Subnet</text:p>
          </table:table-cell>
          <table:table-cell table:style-name="Tabelle3.B6" office:value-type="float" office:value="2">
            <text:p text:style-name="Table_20_Contents">2</text:p>
          </table:table-cell>
          <table:table-cell table:style-name="Tabelle3.C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Standard">Number of Usable Hosts per Subnet</text:p>
          </table:table-cell>
          <table:table-cell table:style-name="Tabelle3.A2" office:value-type="string">
            <text:p text:style-name="Standard">2 (2^2 - 2)</text:p>
          </table:table-cell>
          <table:table-cell table:style-name="Tabelle3.C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Standard">Subnet Address for this IP Address</text:p>
          </table:table-cell>
          <table:table-cell table:style-name="Tabelle3.A2" office:value-type="string">
            <text:p text:style-name="Standard">192.168.3.216</text:p>
          </table:table-cell>
          <table:table-cell table:style-name="Tabelle3.C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Standard">IP Address of First Host Subnet </text:p>
          </table:table-cell>
          <table:table-cell table:style-name="Tabelle3.A2" office:value-type="string">
            <text:p text:style-name="Standard">192.168.3.217</text:p>
          </table:table-cell>
          <table:table-cell table:style-name="Tabelle3.C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Standard">IP Address of Last Host Subnet</text:p>
          </table:table-cell>
          <table:table-cell table:style-name="Tabelle3.A2" office:value-type="string">
            <text:p text:style-name="Standard">192.168.3.218</text:p>
          </table:table-cell>
          <table:table-cell table:style-name="Tabelle3.C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Standard">Broadcast Address of this Subnet</text:p>
          </table:table-cell>
          <table:table-cell table:style-name="Tabelle3.A2" office:value-type="string">
            <text:p text:style-name="Standard">192.168.3.219</text:p>
          </table:table-cell>
          <table:table-cell table:style-name="Tabelle3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0T20:25:55.35</dc:date>
    <meta:generator>OpenOffice/4.0.1$Win32 OpenOffice.org_project/401m5$Build-9714</meta:generator>
    <meta:editing-duration>PT29M42S</meta:editing-duration>
    <meta:editing-cycles>13</meta:editing-cycles>
    <meta:document-statistic meta:table-count="6" meta:image-count="0" meta:object-count="0" meta:page-count="3" meta:paragraph-count="159" meta:word-count="435" meta:character-count="2576"/>
  </office:meta>
</office:document-meta>
</file>